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text" style:list-style-name="L1"/>
    <style:style style:name="P2" style:family="paragraph" style:parent-style-name="_5f_text">
      <style:text-properties officeooo:paragraph-rsid="005919ca"/>
    </style:style>
    <style:style style:name="P3" style:family="paragraph" style:parent-style-name="_5f_text">
      <style:text-properties officeooo:paragraph-rsid="0059a2db"/>
    </style:style>
    <style:style style:name="T1" style:family="text">
      <style:text-properties style:font-name="Calibri Light1" fo:font-size="10pt" fo:font-weight="250" officeooo:rsid="005b4a15"/>
    </style:style>
    <style:style style:name="T2" style:family="text">
      <style:text-properties officeooo:rsid="005919ca"/>
    </style:style>
    <style:style style:name="T3" style:family="text">
      <style:text-properties officeooo:rsid="0059a2db"/>
    </style:style>
    <style:style style:name="T4" style:family="text">
      <style:text-properties officeooo:rsid="005ac237"/>
    </style:style>
    <style:style style:name="T5" style:family="text">
      <style:text-properties officeooo:rsid="005b4a15"/>
    </style:style>
    <style:style style:name="T6" style:family="text">
      <style:text-properties fo:language="ru" fo:country="RU" officeooo:rsid="005b4a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text">Понимание module.exports и экспорта в Node.js</text:p>
      <text:p text:style-name="_5f_text"><text:a xlink:type="simple" xlink:href="https://www.sitepoint.com/understanding-module-exports-exports-node-js/" text:style-name="Internet_20_link" text:visited-style-name="Visited_20_Internet_20_Link">https://www.sitepoint.com/understanding-module-exports-exports-node-js/</text:a></text:p>
      <text:p text:style-name="_5f_heading_5f_2">Различные форматы модулей</text:p>
      <text:p text:style-name="_5f_text">Поскольку изначально в JavaScript не было концепции модулей, со временем появилось множество конкурирующих форматов. Вот список основных, о которых следует знать:</text:p>
      <text:p text:style-name="_5f_text"/>
      <text:list xml:id="list4281762303" text:style-name="L1">
        <text:list-item>
          <text:p text:style-name="P1">Формат определения асинхронного модуля (AMD) используется в браузерах и использует defineфункцию для определения модулей.</text:p>
        </text:list-item>
        <text:list-item>
          <text:p text:style-name="P1">Формат CommonJS (CJS) используется в Node.js и использует requireи module.exportsдля определения зависимостей и модулей. Экосистема npm построена на этом формате. <text:span text:style-name="_5f_bold"><text:span text:style-name="T5">Только синхронный режим. </text:span></text:span><text:span text:style-name="_5f_bold"><text:span text:style-name="T6">Используется для сервера.</text:span></text:span></text:p>
        </text:list-item>
        <text:list-item>
          <text:p text:style-name="P1">Формат модуля ES (ESM) . Начиная с ES6 (ES2015), JavaScript поддерживает собственный формат модуля. Он использует <text:span text:style-name="_5f_bold">export</text:span> ключевое слово для экспорта общедоступного API модуля и <text:span text:style-name="_5f_bold">import</text:span> ключевое слово для его импорта. <text:span text:style-name="_5f_bold"><text:span text:style-name="T5">Как синхронный так и асинхронный режим.</text:span></text:span></text:p>
        </text:list-item>
        <text:list-item>
          <text:p text:style-name="P1">Формат System.register был разработан для поддержки модулей ES6 в ES5.</text:p>
        </text:list-item>
        <text:list-item>
          <text:p text:style-name="P1">Формат универсального определения модуля (UMD) можно использовать как в браузере, так и в Node.js. Это полезно, когда модуль необходимо импортировать несколькими различными загрузчиками модулей.</text:p>
        </text:list-item>
      </text:list>
      <text:p text:style-name="_5f_text">Имейте в виду, что эта статья касается исключительно формата CommonJS , стандарта Node.js. Если вы хотите читать в любом другом формате, я рекомендую эту статью автора SitePoint Юргена Ван де Моэра.</text:p>
      <text:p text:style-name="_5f_text">Например, чтобы вывести список содержимого каталога, вы можете использовать модуль файловой системы и его <text:span text:style-name="_5f_bold">readdir</text:span> метод:</text:p>
      <text:p text:style-name="_5f_code">const fs = require('fs');</text:p>
      <text:p text:style-name="_5f_code">const folderPath = '/home/jim/Desktop/';</text:p>
      <text:p text:style-name="_5f_code"/>
      <text:p text:style-name="_5f_code">fs.readdir(folderPath, (err, files) =&gt; {</text:p>
      <text:p text:style-name="_5f_code"><text:s text:c="2"/>files.forEach(file =&gt; {</text:p>
      <text:p text:style-name="_5f_code"><text:s text:c="4"/>console.log(file);</text:p>
      <text:p text:style-name="_5f_code"><text:s text:c="2"/>});</text:p>
      <text:p text:style-name="_5f_code">});</text:p>
      <text:p text:style-name="_5f_text">Обратите внимание, что в <text:span text:style-name="_5f_bold">CommonJS</text:span> модули загружаются синхронно и обрабатываются в порядке их появления.</text:p>
      <text:p text:style-name="_5f_heading_5f_3">Создание и экспорт модуля</text:p>
      <text:p text:style-name="_5f_text">Теперь давайте посмотрим, как создать собственный модуль и экспортировать его для использования в других частях нашей программы. Начните с создания <text:span text:style-name="_5f_bold">user.js</text:span> файла и добавления следующего:</text:p>
      <text:p text:style-name="_5f_code">const getName = () =&gt; {</text:p>
      <text:p text:style-name="_5f_code"><text:s text:c="2"/>return 'Jim';</text:p>
      <text:p text:style-name="_5f_code">};</text:p>
      <text:p text:style-name="_5f_code"/>
      <text:p text:style-name="_5f_code">exports.getName = getName;</text:p>
      <text:p text:style-name="_5f_text">Теперь создайте <text:span text:style-name="_5f_bold">index.js</text:span> файл в той же папке и добавьте это:</text:p>
      <text:p text:style-name="_5f_code">const user = require('./user');</text:p>
      <text:p text:style-name="_5f_code">console.log(`User: ${user.getName()}`);</text:p>
      <text:p text:style-name="_5f_text">Запустите программу с помощью, node index.jsи вы должны увидеть следующий вывод на терминал:</text:p>
      <text:p text:style-name="_5f_code">User: Jim</text:p>
      <text:p text:style-name="_5f_text">Итак, что здесь произошло? Что ж, если вы посмотрите на user.js файл, вы заметите, что мы определяем getName функцию, а затем используем exports ключевое слово, чтобы сделать ее доступной для импорта в другом месте. Затем в index.js файле мы импортируем эту функцию и выполняем ее. Также обратите внимание, что в require инструкции перед именем модуля стоит префикс ./, поскольку это локальный файл. Также обратите внимание, что нет необходимости добавлять расширение файла.</text:p>
      <text:p text:style-name="_5f_text"/>
      <text:p text:style-name="_5f_heading_5f_3"><text:soft-page-break/>Экспорт нескольких методов и значений</text:p>
      <text:p text:style-name="_5f_text">Таким же образом мы можем экспортировать несколько методов и значений:</text:p>
      <text:p text:style-name="_5f_code">const getName = () =&gt; {</text:p>
      <text:p text:style-name="_5f_code"><text:s text:c="2"/>return 'Jim';</text:p>
      <text:p text:style-name="_5f_code">};</text:p>
      <text:p text:style-name="_5f_code"/>
      <text:p text:style-name="_5f_code">const getLocation = () =&gt; {</text:p>
      <text:p text:style-name="_5f_code"><text:s text:c="2"/>return 'Munich';</text:p>
      <text:p text:style-name="_5f_code">};</text:p>
      <text:p text:style-name="_5f_code"/>
      <text:p text:style-name="_5f_code">const dateOfBirth = '12.01.1982';</text:p>
      <text:p text:style-name="_5f_code"/>
      <text:p text:style-name="_5f_code">exports.getName = getName;</text:p>
      <text:p text:style-name="_5f_code">exports.getLocation = getLocation;</text:p>
      <text:p text:style-name="_5f_code">exports.dob = dateOfBirth;</text:p>
      <text:p text:style-name="_5f_text">И в index.js:</text:p>
      <text:p text:style-name="_5f_code">const user = require('./user');</text:p>
      <text:p text:style-name="_5f_code">console.log(</text:p>
      <text:p text:style-name="_5f_code"><text:s text:c="2"/>`${user.getName()} lives in ${user.getLocation()} and was born on ${user.dob}.`</text:p>
      <text:p text:style-name="_5f_code">);</text:p>
      <text:p text:style-name="_5f_text">Приведенный выше код дает следующее:</text:p>
      <text:p text:style-name="_5f_code">Jim lives in Munich and was born on 12.01.1982.</text:p>
      <text:p text:style-name="_5f_text">Обратите внимание, что имя, которое мы даем экспортируемой dateOfBirth переменной, может быть любым, что нам нравится ( dob в данном случае). Оно не обязательно должно совпадать с исходным именем переменной.</text:p>
      <text:p text:style-name="_5f_text"/>
      <text:p text:style-name="_5f_heading_5f_3">Варианты синтаксиса</text:p>
      <text:p text:style-name="_5f_text">Я также должен упомянуть, что можно экспортировать методы и значения по ходу, а не только в конце файла.</text:p>
      <text:p text:style-name="_5f_text"/>
      <text:p text:style-name="_5f_text">Например:</text:p>
      <text:p text:style-name="_5f_text"/>
      <text:p text:style-name="_5f_code">exports.getName = () =&gt; {</text:p>
      <text:p text:style-name="_5f_code"><text:s text:c="2"/>return 'Jim';</text:p>
      <text:p text:style-name="_5f_code">};</text:p>
      <text:p text:style-name="_5f_code"/>
      <text:p text:style-name="_5f_code">exports.getLocation = () =&gt; {</text:p>
      <text:p text:style-name="_5f_code"><text:s text:c="2"/>return 'Munich';</text:p>
      <text:p text:style-name="_5f_code">};</text:p>
      <text:p text:style-name="_5f_code"/>
      <text:p text:style-name="_5f_code">exports.dob = '12.01.1982';</text:p>
      <text:p text:style-name="_5f_text">А благодаря назначению деструктуризации мы можем выбрать то, что хотим импортировать:</text:p>
      <text:p text:style-name="_5f_code">const { getName, dob } = require('./user');</text:p>
      <text:p text:style-name="_5f_code">console.log(</text:p>
      <text:p text:style-name="_5f_code"><text:s text:c="2"/>`${getName()} was born on ${dob}.`</text:p>
      <text:p text:style-name="_5f_code">);</text:p>
      <text:p text:style-name="_5f_text">Как и следовало ожидать, здесь регистрируются:</text:p>
      <text:p text:style-name="_5f_code">Jim was born on 12.01.1982.</text:p>
      <text:p text:style-name="_5f_heading_5f_3">Экспорт значения по умолчанию</text:p>
      <text:p text:style-name="_5f_text">В приведенном выше примере мы экспортируем функции и значения по отдельности. Это удобно для <text:soft-page-break/>вспомогательных функций, которые могут понадобиться повсюду в приложении, но когда у вас есть модуль, который экспортирует только одну вещь, чаще всего используется module.exports:</text:p>
      <text:p text:style-name="_5f_text"/>
      <text:p text:style-name="_5f_code">class User {</text:p>
      <text:p text:style-name="_5f_code"><text:s text:c="2"/>constructor(name, age, email) {</text:p>
      <text:p text:style-name="_5f_code"><text:s text:c="4"/>this.name = name;</text:p>
      <text:p text:style-name="_5f_code"><text:s text:c="4"/>this.age = age;</text:p>
      <text:p text:style-name="_5f_code"><text:s text:c="4"/>this.email = email;</text:p>
      <text:p text:style-name="_5f_code"><text:s text:c="2"/>}</text:p>
      <text:p text:style-name="_5f_code"/>
      <text:p text:style-name="_5f_code"><text:s text:c="2"/>getUserStats() {</text:p>
      <text:p text:style-name="_5f_code"><text:s text:c="4"/>return `</text:p>
      <text:p text:style-name="_5f_code"><text:s text:c="6"/>Name: ${this.name}</text:p>
      <text:p text:style-name="_5f_code"><text:s text:c="6"/>Age: ${this.age}</text:p>
      <text:p text:style-name="_5f_code"><text:s text:c="6"/>Email: ${this.email}</text:p>
      <text:p text:style-name="_5f_code"><text:s text:c="4"/>`;</text:p>
      <text:p text:style-name="_5f_code"><text:s text:c="2"/>}</text:p>
      <text:p text:style-name="_5f_code">}</text:p>
      <text:p text:style-name="_5f_code"/>
      <text:p text:style-name="_5f_code">module.exports = User;</text:p>
      <text:p text:style-name="_5f_text">И в <text:span text:style-name="_5f_bold">index.js</text:span>:</text:p>
      <text:p text:style-name="_5f_code">const User = require('./user');</text:p>
      <text:p text:style-name="_5f_code">const jim = new User('Jim', 37, 'jim@example.com');</text:p>
      <text:p text:style-name="_5f_code"/>
      <text:p text:style-name="_5f_code">console.log(jim.getUserStats());</text:p>
      <text:p text:style-name="_5f_text">Код выше регистрирует это:</text:p>
      <text:p text:style-name="_5f_code">Name: Jim</text:p>
      <text:p text:style-name="_5f_code">Age: 37</text:p>
      <text:p text:style-name="_5f_code">Email: jim@example.com</text:p>
      <text:p text:style-name="_5f_heading_5f_3">В чем разница между module.exports и exports?</text:p>
      <text:p text:style-name="_5f_text">Путешествуя по Интернету, вы можете встретить следующий синтаксис:</text:p>
      <text:p text:style-name="_5f_code">module.exports = {</text:p>
      <text:p text:style-name="_5f_code"><text:s text:c="2"/>getName: () =&gt; {</text:p>
      <text:p text:style-name="_5f_code"><text:s text:c="4"/>return 'Jim';</text:p>
      <text:p text:style-name="_5f_code"><text:s text:c="2"/>},</text:p>
      <text:p text:style-name="_5f_code"/>
      <text:p text:style-name="_5f_code"><text:s text:c="2"/>getLocation: () =&gt; {</text:p>
      <text:p text:style-name="_5f_code"><text:s text:c="4"/>return 'Munich';</text:p>
      <text:p text:style-name="_5f_code"><text:s text:c="2"/>},</text:p>
      <text:p text:style-name="_5f_code"/>
      <text:p text:style-name="_5f_code"><text:s text:c="2"/>dob: '12.01.1982',</text:p>
      <text:p text:style-name="_5f_code">};</text:p>
      <text:p text:style-name="_5f_text">Здесь мы назначаем функции и значения, которые хотим экспортировать, <text:span text:style-name="_5f_bold">exports</text:span> свойству <text:span text:style-name="_5f_bold">module</text:span>- и, конечно же, это отлично работает:</text:p>
      <text:p text:style-name="_5f_code">const { getName, dob } = require('./user');</text:p>
      <text:p text:style-name="_5f_code">console.log(</text:p>
      <text:p text:style-name="_5f_code"><text:s text:c="2"/>`${getName()} was born on ${dob}.`</text:p>
      <text:p text:style-name="_5f_code">);</text:p>
      <text:p text:style-name="_5f_text">Это регистрирует следующее:</text:p>
      <text:p text:style-name="_5f_code">Jim was born on 12.01.1982.</text:p>
      <text:p text:style-name="_5f_text">Так что есть разница между <text:span text:style-name="_5f_bold">module.exports</text:span> и <text:span text:style-name="_5f_bold">exports</text:span>? Один просто удобный псевдоним для другого?</text:p>
      <text:p text:style-name="_5f_text"/>
      <text:p text:style-name="_5f_text">Ну вроде бы, но не совсем ...</text:p>
      <text:p text:style-name="_5f_text"/>
      <text:p text:style-name="_5f_text"><text:soft-page-break/>Чтобы проиллюстрировать, что я имею в виду, давайте изменим код, <text:span text:style-name="_5f_bold">index.js</text:span> чтобы записать значение <text:span text:style-name="_5f_bold">module</text:span>:</text:p>
      <text:p text:style-name="_5f_text"/>
      <text:p text:style-name="_5f_code">console.log(module);</text:p>
      <text:p text:style-name="_5f_text">Это производит:</text:p>
      <text:p text:style-name="_5f_code">Module {</text:p>
      <text:p text:style-name="_5f_code"><text:s text:c="2"/>id: '.',</text:p>
      <text:p text:style-name="_5f_code"><text:s text:c="2"/>exports: {},</text:p>
      <text:p text:style-name="_5f_code"><text:s text:c="2"/>parent: null,</text:p>
      <text:p text:style-name="_5f_code"><text:s text:c="2"/>filename: '/home/jim/Desktop/index.js',</text:p>
      <text:p text:style-name="_5f_code"><text:s text:c="2"/>loaded: false,</text:p>
      <text:p text:style-name="_5f_code"><text:s text:c="2"/>children: [],</text:p>
      <text:p text:style-name="_5f_code"><text:s text:c="2"/>paths:</text:p>
      <text:p text:style-name="_5f_code"><text:s text:c="3"/>[ '/home/jim/Desktop/node_modules',</text:p>
      <text:p text:style-name="_5f_code"><text:s text:c="5"/>'/home/jim/node_modules',</text:p>
      <text:p text:style-name="_5f_code"><text:s text:c="5"/>'/home/node_modules',</text:p>
      <text:p text:style-name="_5f_code"><text:s text:c="5"/>'/node_modules' ] }</text:p>
      <text:p text:style-name="_5f_text">Как видите <text:span text:style-name="T2">у</text:span> <text:span text:style-name="_5f_bold">module</text:span> есть <text:span text:style-name="_5f_bold">exports</text:span> свойство. Добавим к нему что-нибудь:</text:p>
      <text:p text:style-name="_5f_code">// index.js</text:p>
      <text:p text:style-name="_5f_code">exports.foo = 'foo';</text:p>
      <text:p text:style-name="_5f_code">console.log(module);</text:p>
      <text:p text:style-name="_5f_text">Это выводит:</text:p>
      <text:p text:style-name="_5f_code">Module {</text:p>
      <text:p text:style-name="_5f_code"><text:s text:c="2"/>id: '.',</text:p>
      <text:p text:style-name="_5f_code"><text:s text:c="2"/>exports: { foo: 'foo' },</text:p>
      <text:p text:style-name="_5f_code"><text:s text:c="2"/>...</text:p>
      <text:p text:style-name="_5f_text">Назначение свойств для <text:span text:style-name="_5f_bold">exports</text:span> также добавляет их <text:span text:style-name="_5f_bold">module.exports</text:span>. Это потому, что (по крайней мере, изначально) <text:span text:style-name="_5f_bold">exports</text:span> это ссылка на <text:span text:style-name="_5f_bold">module.exports</text:span>.</text:p>
      <text:p text:style-name="_5f_heading_5f_3">Итак, какой из них я должен использовать?</text:p>
      <text:p text:style-name="_5f_text">Поскольку <text:span text:style-name="_5f_bold">module.exports</text:span> и <text:span text:style-name="_5f_bold">exports</text:span> оба указывают на один и тот же объект, обычно не имеет значения, какой вы используете. Например:</text:p>
      <text:p text:style-name="_5f_code">exports.foo = 'foo';</text:p>
      <text:p text:style-name="_5f_code">module.exports.bar = 'bar';</text:p>
      <text:p text:style-name="_5f_text">Этот код приведет к тому, что экспортируемый объект модуля будет { foo: 'foo', bar: 'bar' }.</text:p>
      <text:p text:style-name="_5f_text">Однако есть нюанс. Все, что вы назначаете <text:span text:style-name="_5f_bold">module.exports</text:span>, экспортируется из вашего модуля.</text:p>
      <text:p text:style-name="_5f_text">Итак, возьмем следующее:</text:p>
      <text:p text:style-name="_5f_code">exports.foo = 'foo';</text:p>
      <text:p text:style-name="_5f_code">module.exports = () =&gt; { console.log('bar'); };</text:p>
      <text:p text:style-name="P2">Это приведет только к экспорту анонимной функции. Переменная <text:span text:style-name="_5f_bold">foo</text:span> будет игнорироваться.</text:p>
      <text:p text:style-name="_5f_text">Если вы хотите больше узнать о различиях, я рекомендую эту статью .</text:p>
      <text:p text:style-name="_5f_heading_5f_3">Вывод</text:p>
      <text:p text:style-name="_5f_text">Модули стали неотъемлемой частью экосистемы JavaScript, что позволяет нам составлять большие программы из более мелких частей. Я надеюсь, что эта статья дала вам хорошее представление о работе с ними в Node.js, а также помогла прояснить их синтаксис.</text:p>
      <text:p text:style-name="_5f_text"/>
      <text:p text:style-name="_5f_text">Если у вас есть какие-либо вопросы или комментарии, пожалуйста, перейдите на форумы SitePoint, чтобы начать обсуждение.</text:p>
      <text:p text:style-name="_5f_text"/>
      <text:p text:style-name="_5f_heading_5f_2"><text:soft-page-break/>Формат модуля ES (ESM)</text:p>
      <text:p text:style-name="P3">Начиная с ES6 (ES2015), JavaScript поддерживает собственный формат модуля. Он использует export ключевое слово для экспорта общедоступного API модуля и import ключевое слово для его импорта.</text:p>
      <text:p text:style-name="_5f_text">В настоящее время ES6 поддерживает инструкции импорта в собственном режиме .</text:p>
      <text:p text:style-name="_5f_text">Итак, если у нас есть файл с именем <text:span text:style-name="_5f_bold">fun.js</text:span><text:span text:style-name="T3">:</text:span></text:p>
      <text:p text:style-name="_5f_code">export default function say(what){</text:p>
      <text:p text:style-name="_5f_code"><text:s text:c="2"/>console.log(what);</text:p>
      <text:p text:style-name="_5f_code">}</text:p>
      <text:p text:style-name="_5f_code"/>
      <text:p text:style-name="_5f_code">export function sayLoud(whoot) {</text:p>
      <text:p text:style-name="_5f_code"><text:s text:c="2"/>say(whoot.toUpperCase());</text:p>
      <text:p text:style-name="_5f_code">}</text:p>
      <text:p text:style-name="_5f_text">… И если существует другой именованный файл, <text:span text:style-name="_5f_bold">app.js</text:span> который мы хотим использовать ранее определенные функции, есть три способа импортировать их.</text:p>
      <text:p text:style-name="_5f_text"/>
      <text:p text:style-name="_5f_heading_5f_4">Импортировать по умолчанию</text:p>
      <text:p text:style-name="_5f_code">import say from './fun';</text:p>
      <text:p text:style-name="_5f_code">say('Hello Stack Overflow!!'); <text:s/>// Output: Hello Stack Overflow!!</text:p>
      <text:p text:style-name="_5f_text">Импортирует функцию, say() поскольку она по умолчанию помечена как экспорт в исходном файле ( export default …)</text:p>
      <text:p text:style-name="_5f_heading_5f_4">Именованный импорт</text:p>
      <text:p text:style-name="_5f_code">import { sayLoud } from './fun';</text:p>
      <text:p text:style-name="_5f_code">sayLoud('JS modules are awesome.'); // Output: JS MODULES ARE AWESOME.</text:p>
      <text:p text:style-name="_5f_text">Именованный импорт позволяет нам импортировать именно те части модуля, которые нам действительно нужны. Мы делаем это, явно называя их. В нашем случае, <text:span text:style-name="_5f_bold">sayLoud</text:span> указав в фигурных скобках в операторе импорта.</text:p>
      <text:p text:style-name="_5f_text"/>
      <text:p text:style-name="_5f_heading_5f_4">Массовый импорт</text:p>
      <text:p text:style-name="_5f_code">import * as i from './fun';</text:p>
      <text:p text:style-name="_5f_code">i.say('What?'); // Output: What?</text:p>
      <text:p text:style-name="_5f_code">i.sayLoud('Whoot!'); // Output: WHOOT!</text:p>
      <text:p text:style-name="_5f_text">Если мы хотим иметь все это, это правильный путь. Используя синтаксис, <text:span text:style-name="_5f_bold">* as i</text:span> у нас есть объект, <text:span text:style-name="_5f_bold">import</text:span> содержащий объект, <text:span text:style-name="_5f_bold">i</text:span> содержащий все <text:span text:style-name="T4">экспорта</text:span> нашего модуля в <text:span text:style-name="_5f_bold">fun</text:span> качестве соответствующих свойств.</text:p>
      <text:p text:style-name="_5f_heading_5f_4">Пути</text:p>
      <text:p text:style-name="_5f_text">Помните, что вы должны явно пометить свои пути импорта как относительные, даже если файл, который нужно импортировать, находится в том же каталоге, что и файл, который вы импортируете, используя ./. Импорт из путей без префиксов, например</text:p>
      <text:p text:style-name="_5f_code">import express from 'express';</text:p>
      <text:p text:style-name="_5f_text">будет выполняться поиск в node_modules локальных и глобальных папках, и node_modules если соответствующий модуль не найден, будет выдана ошибка.</text:p>
      <text:p text:style-name="_5f_text"/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.101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0pt" fo:language="zxx" fo:country="none" fo:font-weight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0-11T03:24:54.922000000</dc:date>
    <meta:editing-duration>PT8H59M58S</meta:editing-duration>
    <meta:editing-cycles>43</meta:editing-cycles>
    <meta:generator>LibreOffice/7.0.1.2$Windows_X86_64 LibreOffice_project/7cbcfc562f6eb6708b5ff7d7397325de9e764452</meta:generator>
    <meta:document-statistic meta:table-count="0" meta:image-count="0" meta:object-count="0" meta:page-count="5" meta:paragraph-count="180" meta:word-count="1260" meta:character-count="8948" meta:non-whitespace-character-count="7742"/>
  </office:meta>
</office:document-meta>
</file>